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646in"/>
    </style:style>
    <style:style style:name="co2"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7917in" fo:break-before="auto" style:use-optimal-row-height="true"/>
    </style:style>
    <style:style style:name="ro4" style:family="table-row">
      <style:table-row-properties style:row-height="1.9445in" fo:break-before="auto" style:use-optimal-row-height="true"/>
    </style:style>
    <style:style style:name="ro5" style:family="table-row">
      <style:table-row-properties style:row-height="1.4236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style:vertical-align="top"/>
      <style:paragraph-properties fo:text-align="start"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4" style:family="text">
      <style:text-properties fo:font-weight="bold" style:font-weight-asian="bold" style:font-weight-complex="bold" fo:font-size="11pt" style:font-size-asian="11pt" style:font-size-complex="11pt"/>
    </style:style>
    <style:style style:name="T5" style:family="text">
      <style:text-properties fo:font-weight="normal" style:font-weight-asian="normal" style:font-weight-complex="normal" fo:font-size="10pt" style:font-size-asian="10pt" style:font-size-complex="10pt"/>
    </style:style>
    <style:style style:name="T6"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Experience based test techniques</text:p>
          </table:table-cell>
          <table:table-cell table:number-columns-repeated="1023"/>
        </table:table-row>
        <table:table-row table:style-name="ro2">
          <table:table-cell table:number-columns-repeated="1024"/>
        </table:table-row>
        <table:table-row table:style-name="ro3">
          <table:table-cell table:style-name="ce2" office:value-type="string" calcext:value-type="string">
            <text:p><text:span text:style-name="T1">1.</text:span><text:span text:style-name="T2">Checklist</text:span><text:span text:style-name="T3">                                                                                                              </text:span>A checklist is a structured or unstructured list of all situations that are (to be) tested.   Applying checklists in static testing                                                                            Applying checklists in dynamic testing                                                                         Using checklists to direct intensity and measure progress</text:p>
          </table:table-cell>
          <table:table-cell table:style-name="ce2" table:number-columns-repeated="63"/>
          <table:table-cell table:number-columns-repeated="960"/>
        </table:table-row>
        <table:table-row table:style-name="ro2">
          <table:table-cell table:number-columns-repeated="1024"/>
        </table:table-row>
        <table:table-row table:style-name="ro4">
          <table:table-cell table:style-name="ce2" office:value-type="string" calcext:value-type="string">
            <text:p>2.<text:span text:style-name="T4">Error Guessing                                                                                                  </text:span><text:span text:style-name="T5">Tester applies his experience to guess the areas in the application that are prone to error.                                                                                                                       The value of Error Guessing lies in the unexpected: tests made up by guessing would otherwise not be considered. Based on the tester's experience, he goes in search of fault-sensitive spots in the system and devises suitable test cases for these. </text:span></text:p>
            <text:p><text:span text:style-name="T5"/></text:p>
            <text:p><text:span text:style-name="T5">Experience here is a broad concept: it could be the professional tester who 'smells' the problems in certain complex screen processes, but it could also be the user or administrator who knows the exceptional situations from practice and wishes to test whether the new or amended system is dealing with them adequately.</text:span><text:span text:style-name="T4">                                       </text:span></text:p>
          </table:table-cell>
          <table:table-cell table:style-name="ce2" table:number-columns-repeated="1023"/>
        </table:table-row>
        <table:table-row table:style-name="ro2">
          <table:table-cell table:number-columns-repeated="1024"/>
        </table:table-row>
        <table:table-row table:style-name="ro5">
          <table:table-cell table:style-name="ce2" office:value-type="string" calcext:value-type="string">
            <text:p>3.<text:span text:style-name="T6">Exploratory Testing</text:span>                                                                                            As the name implies, the tester explores the application, and uses his experience to navigate thru different functionalities.                                                                          Exploratory testing is structured! There are three clear parts:</text:p>
            <text:p/>
            <text:p>Prepare with a charter</text:p>
            <text:p>Execute testing and keep a log</text:p>
            <text:p>Discuss results, conclusions and advice in a debriefing</text:p>
          </table:table-cell>
          <table:table-cell table:style-name="ce2" table:number-columns-repeated="1023"/>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7">00/00/0000</text:date>, <text:time style:data-style-name="N2" text:time-value="12:23:39.3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4.2$Windows_X86_64 LibreOffice_project/dcf040e67528d9187c66b2379df5ea4407429775</meta:generator>
    <dc:date>2023-09-07T17:53:57.674000000</dc:date>
    <meta:editing-duration>PT5H10M16S</meta:editing-duration>
    <meta:editing-cycles>2</meta:editing-cycles>
    <meta:document-statistic meta:table-count="1" meta:cell-count="4" meta:object-count="0"/>
  </office:meta>
</office:document-meta>
</file>